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25fcd8" officeooo:paragraph-rsid="0025fcd8"/>
    </style:style>
    <style:style style:name="P2" style:family="paragraph" style:parent-style-name="Text_20_body">
      <style:text-properties officeooo:rsid="0027e952" officeooo:paragraph-rsid="0027e952"/>
    </style:style>
    <style:style style:name="P3" style:family="paragraph" style:parent-style-name="Standard">
      <style:paragraph-properties style:line-height-at-least="0.198in"/>
      <style:text-properties fo:color="#000000" style:font-name="Liberation Serif" fo:font-size="8pt" fo:font-weight="normal" fo:background-color="transparent" style:font-size-asian="8pt" style:font-size-complex="8pt"/>
    </style:style>
    <style:style style:name="P4" style:family="paragraph" style:parent-style-name="Text_20_body" style:list-style-name="L1">
      <style:text-properties officeooo:rsid="0025fcd8" officeooo:paragraph-rsid="0025fcd8" fo:background-color="transparent"/>
    </style:style>
    <style:style style:name="P5" style:family="paragraph" style:parent-style-name="Text_20_body" style:list-style-name="L1">
      <style:text-properties officeooo:rsid="0025fcd8" officeooo:paragraph-rsid="0025fcd8"/>
    </style:style>
    <style:style style:name="P6" style:family="paragraph" style:parent-style-name="Text_20_body" style:list-style-name="L1">
      <style:text-properties officeooo:rsid="0027e952" officeooo:paragraph-rsid="0027e952"/>
    </style:style>
    <style:style style:name="P7" style:family="paragraph" style:parent-style-name="Standard" style:list-style-name="L1">
      <style:text-properties officeooo:paragraph-rsid="0025fcd8"/>
    </style:style>
    <style:style style:name="P8" style:family="paragraph" style:parent-style-name="Standard" style:list-style-name="L1">
      <style:text-properties fo:color="#000000" style:font-name="Liberation Serif" fo:font-size="10.5pt" fo:font-weight="normal" officeooo:rsid="0025fcd8" officeooo:paragraph-rsid="0025fcd8" fo:background-color="transparent"/>
    </style:style>
    <style:style style:name="P9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2e1066" fo:background-color="transparent" style:font-size-asian="8pt" style:font-size-complex="8pt"/>
    </style:style>
    <style:style style:name="P10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28bcc" fo:background-color="transparent" style:font-size-asian="8pt" style:font-size-complex="8pt"/>
    </style:style>
    <style:style style:name="P11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3591b" fo:background-color="transparent" style:font-size-asian="8pt" style:font-size-complex="8pt"/>
    </style:style>
    <style:style style:name="P12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3805a" fo:background-color="transparent" style:font-size-asian="8pt" style:font-size-complex="8pt"/>
    </style:style>
    <style:style style:name="P13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50add" fo:background-color="transparent" style:font-size-asian="8pt" style:font-size-complex="8pt"/>
    </style:style>
    <style:style style:name="P14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568db" fo:background-color="transparent" style:font-size-asian="8pt" style:font-size-complex="8pt"/>
    </style:style>
    <style:style style:name="P15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5bb1b" fo:background-color="transparent" style:font-size-asian="8pt" style:font-size-complex="8pt"/>
    </style:style>
    <style:style style:name="P16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67999" fo:background-color="transparent" style:font-size-asian="8pt" style:font-size-complex="8pt"/>
    </style:style>
    <style:style style:name="P17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7c2d3" fo:background-color="transparent" style:font-size-asian="8pt" style:font-size-complex="8pt"/>
    </style:style>
    <style:style style:name="P18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91cbe" fo:background-color="transparent" style:font-size-asian="8pt" style:font-size-complex="8pt"/>
    </style:style>
    <style:style style:name="P19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9ffa1" fo:background-color="transparent" style:font-size-asian="8pt" style:font-size-complex="8pt"/>
    </style:style>
    <style:style style:name="P20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b0df1" fo:background-color="transparent" style:font-size-asian="8pt" style:font-size-complex="8pt"/>
    </style:style>
    <style:style style:name="P21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b1c36" fo:background-color="transparent" style:font-size-asian="8pt" style:font-size-complex="8pt"/>
    </style:style>
    <style:style style:name="P22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bdad8" fo:background-color="transparent" style:font-size-asian="8pt" style:font-size-complex="8pt"/>
    </style:style>
    <style:style style:name="P23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f6d7a" fo:background-color="transparent" style:font-size-asian="8pt" style:font-size-complex="8pt"/>
    </style:style>
    <style:style style:name="P24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13dea" fo:background-color="transparent" style:font-size-asian="8pt" style:font-size-complex="8pt"/>
    </style:style>
    <style:style style:name="P25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26199" fo:background-color="transparent" style:font-size-asian="8pt" style:font-size-complex="8pt"/>
    </style:style>
    <style:style style:name="P26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4506c" fo:background-color="transparent" style:font-size-asian="8pt" style:font-size-complex="8pt"/>
    </style:style>
    <style:style style:name="P27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4edf5" fo:background-color="transparent" style:font-size-asian="8pt" style:font-size-complex="8pt"/>
    </style:style>
    <style:style style:name="P28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5835e" fo:background-color="transparent" style:font-size-asian="8pt" style:font-size-complex="8pt"/>
    </style:style>
    <style:style style:name="P29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74b32" fo:background-color="transparent" style:font-size-asian="8pt" style:font-size-complex="8pt"/>
    </style:style>
    <style:style style:name="P30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7f2ef" fo:background-color="transparent" style:font-size-asian="8pt" style:font-size-complex="8pt"/>
    </style:style>
    <style:style style:name="P31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975d0" fo:background-color="transparent" style:font-size-asian="8pt" style:font-size-complex="8pt"/>
    </style:style>
    <style:style style:name="P32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4a2634" fo:background-color="transparent" style:font-size-asian="8pt" style:font-size-complex="8pt"/>
    </style:style>
    <style:style style:name="P33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rsid="0027e952" officeooo:paragraph-rsid="004aac6f" fo:background-color="transparent" style:font-size-asian="8pt" style:font-size-complex="8pt"/>
    </style:style>
    <style:style style:name="P34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rsid="0027e952" officeooo:paragraph-rsid="0027e952" fo:background-color="transparent" style:font-size-asian="8pt" style:font-weight-asian="normal" style:font-size-complex="8pt" style:font-weight-complex="normal"/>
    </style:style>
    <style:style style:name="P35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rsid="0027e952" officeooo:paragraph-rsid="002e1066" fo:background-color="transparent" style:font-size-asian="8pt" style:font-weight-asian="normal" style:font-size-complex="8pt" style:font-weight-complex="normal"/>
    </style:style>
    <style:style style:name="P36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rsid="0027e952" officeooo:paragraph-rsid="0033591b" fo:background-color="transparent" style:font-size-asian="8pt" style:font-weight-asian="normal" style:font-size-complex="8pt" style:font-weight-complex="normal"/>
    </style:style>
    <style:style style:name="P37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2e1066" fo:background-color="transparent" style:font-size-asian="8pt" style:font-weight-asian="normal" style:font-size-complex="8pt" style:font-weight-complex="normal"/>
    </style:style>
    <style:style style:name="P38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3591b" fo:background-color="transparent" style:font-size-asian="8pt" style:font-weight-asian="bold" style:font-size-complex="8pt" style:font-weight-complex="bold"/>
    </style:style>
    <style:style style:name="P39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3805a" fo:background-color="transparent" style:font-size-asian="8pt" style:font-weight-asian="bold" style:font-size-complex="8pt" style:font-weight-complex="bold"/>
    </style:style>
    <style:style style:name="P40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59e39" fo:background-color="transparent" style:font-size-asian="8pt" style:font-weight-asian="bold" style:font-size-complex="8pt" style:font-weight-complex="bold"/>
    </style:style>
    <style:style style:name="P41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7c2d3" fo:background-color="transparent" style:font-size-asian="8pt" style:font-weight-asian="bold" style:font-size-complex="8pt" style:font-weight-complex="bold"/>
    </style:style>
    <style:style style:name="P42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b0df1" fo:background-color="transparent" style:font-size-asian="8pt" style:font-weight-asian="bold" style:font-size-complex="8pt" style:font-weight-complex="bold"/>
    </style:style>
    <style:style style:name="P43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c41ae" fo:background-color="transparent" style:font-size-asian="8pt" style:font-weight-asian="bold" style:font-size-complex="8pt" style:font-weight-complex="bold"/>
    </style:style>
    <style:style style:name="P44" style:family="paragraph" style:parent-style-name="Standard" style:list-style-name="L2">
      <style:paragraph-properties style:line-height-at-least="0.198in"/>
      <style:text-properties fo:color="#000000" style:font-name="Liberation Serif" fo:font-size="8pt" fo:font-weight="normal" officeooo:paragraph-rsid="003de6fd" fo:background-color="transparent" style:font-size-asian="8pt" style:font-weight-asian="bold" style:font-size-complex="8pt" style:font-weight-complex="bold"/>
    </style:style>
    <style:style style:name="P45" style:family="paragraph" style:parent-style-name="Standard" style:list-style-name="L2">
      <style:paragraph-properties style:line-height-at-least="0.198in"/>
      <style:text-properties fo:color="#000000" style:font-name="Liberation Serif" fo:font-size="8pt" officeooo:paragraph-rsid="003abdf7" fo:background-color="transparent" style:font-size-asian="8pt" style:font-size-complex="8pt"/>
    </style:style>
    <style:style style:name="P46" style:family="paragraph" style:parent-style-name="Standard" style:list-style-name="L2">
      <style:paragraph-properties style:line-height-at-least="0.198in"/>
      <style:text-properties fo:color="#000000" style:font-name="Liberation Serif" fo:font-size="8pt" officeooo:paragraph-rsid="002e1066" fo:background-color="transparent" style:font-size-asian="8pt" style:font-size-complex="8pt"/>
    </style:style>
    <style:style style:name="P47" style:family="paragraph" style:parent-style-name="Standard" style:list-style-name="L2">
      <style:paragraph-properties style:line-height-at-least="0.198in"/>
      <style:text-properties officeooo:paragraph-rsid="002e1066"/>
    </style:style>
    <style:style style:name="T1" style:family="text">
      <style:text-properties fo:font-weight="normal"/>
    </style:style>
    <style:style style:name="T2" style:family="text">
      <style:text-properties fo:font-weight="normal" officeooo:rsid="0027e952" style:font-weight-asian="normal" style:font-weight-complex="normal"/>
    </style:style>
    <style:style style:name="T3" style:family="text">
      <style:text-properties fo:font-weight="normal" officeooo:rsid="0033591b" style:font-weight-asian="normal" style:font-weight-complex="normal"/>
    </style:style>
    <style:style style:name="T4" style:family="text">
      <style:text-properties fo:font-weight="normal" officeooo:rsid="0027e952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c35ec" style:font-weight-asian="bold" style:font-weight-complex="bold"/>
    </style:style>
    <style:style style:name="T8" style:family="text">
      <style:text-properties fo:font-weight="bold" officeooo:rsid="002e1066" style:font-weight-asian="bold" style:font-weight-complex="bold"/>
    </style:style>
    <style:style style:name="T9" style:family="text">
      <style:text-properties fo:font-weight="bold" officeooo:rsid="0027e952" style:font-weight-asian="bold" style:font-weight-complex="bold"/>
    </style:style>
    <style:style style:name="T10" style:family="text">
      <style:text-properties fo:font-weight="bold" officeooo:rsid="00308dbb" style:font-weight-asian="bold" style:font-weight-complex="bold"/>
    </style:style>
    <style:style style:name="T11" style:family="text">
      <style:text-properties officeooo:rsid="0027e952" style:font-weight-asian="normal" style:font-weight-complex="normal"/>
    </style:style>
    <style:style style:name="T12" style:family="text">
      <style:text-properties officeooo:rsid="002e1066" style:font-weight-asian="normal" style:font-weight-complex="normal"/>
    </style:style>
    <style:style style:name="T13" style:family="text">
      <style:text-properties officeooo:rsid="002ebd95" style:font-weight-asian="normal" style:font-weight-complex="normal"/>
    </style:style>
    <style:style style:name="T14" style:family="text">
      <style:text-properties officeooo:rsid="00308dbb" style:font-weight-asian="normal" style:font-weight-complex="normal"/>
    </style:style>
    <style:style style:name="T15" style:family="text">
      <style:text-properties officeooo:rsid="00328bcc" style:font-weight-asian="normal" style:font-weight-complex="normal"/>
    </style:style>
    <style:style style:name="T16" style:family="text">
      <style:text-properties officeooo:rsid="0033591b" style:font-weight-asian="normal" style:font-weight-complex="normal"/>
    </style:style>
    <style:style style:name="T17" style:family="text">
      <style:text-properties fo:color="#0066b3"/>
    </style:style>
    <style:style style:name="T18" style:family="text">
      <style:text-properties fo:color="#0066b3" style:font-weight-asian="bold" style:font-weight-complex="bold"/>
    </style:style>
    <style:style style:name="T19" style:family="text">
      <style:text-properties fo:color="#ccbe00"/>
    </style:style>
    <style:style style:name="T20" style:family="text">
      <style:text-properties fo:color="#ccbe00" fo:font-weight="normal"/>
    </style:style>
    <style:style style:name="T21" style:family="text">
      <style:text-properties fo:color="#ccbe00" style:font-weight-asian="bold" style:font-weight-complex="bold"/>
    </style:style>
    <style:style style:name="T22" style:family="text">
      <style:text-properties officeooo:rsid="0027e952"/>
    </style:style>
    <style:style style:name="T23" style:family="text">
      <style:text-properties style:use-window-font-color="true" style:font-name="Droid Sans Mono" fo:font-size="10.5pt" fo:font-weight="normal" officeooo:rsid="0027e952" fo:background-color="transparent" loext:char-shading-value="0"/>
    </style:style>
    <style:style style:name="T24" style:family="text">
      <style:text-properties style:use-window-font-color="true" style:font-name="Droid Sans Mono" fo:font-size="10.5pt" fo:font-weight="normal" officeooo:rsid="0025fcd8" fo:background-color="transparent" loext:char-shading-value="0"/>
    </style:style>
    <style:style style:name="T25" style:family="text">
      <style:text-properties officeooo:rsid="002e1066"/>
    </style:style>
    <style:style style:name="T26" style:family="text">
      <style:text-properties fo:color="#000000" style:font-name="Liberation Serif" fo:font-size="8pt" fo:font-weight="normal" fo:background-color="transparent" loext:char-shading-value="0" style:font-size-asian="8pt" style:font-size-complex="8pt"/>
    </style:style>
    <style:style style:name="T27" style:family="text">
      <style:text-properties fo:color="#000000" style:font-name="Liberation Serif" fo:font-size="8pt" fo:font-weight="normal" officeooo:rsid="0027e952" fo:background-color="transparent" loext:char-shading-value="0" style:font-size-asian="8pt" style:font-weight-asian="normal" style:font-size-complex="8pt" style:font-weight-complex="normal"/>
    </style:style>
    <style:style style:name="T28" style:family="text">
      <style:text-properties fo:color="#000000" style:font-name="Liberation Serif" fo:font-size="8pt" fo:font-weight="normal" officeooo:rsid="002e1066" fo:background-color="transparent" loext:char-shading-value="0" style:font-size-asian="8pt" style:font-weight-asian="normal" style:font-size-complex="8pt" style:font-weight-complex="normal"/>
    </style:style>
    <style:style style:name="T29" style:family="text">
      <style:text-properties fo:color="#000000" style:font-name="Liberation Serif" fo:font-size="8pt" fo:font-weight="bold" officeooo:rsid="0027e952" fo:background-color="transparent" loext:char-shading-value="0" style:font-size-asian="8pt" style:font-weight-asian="bold" style:font-size-complex="8pt" style:font-weight-complex="bold"/>
    </style:style>
    <style:style style:name="T30" style:family="text">
      <style:text-properties fo:color="#000000" style:font-name="Liberation Serif" fo:font-size="8pt" fo:font-weight="bold" officeooo:rsid="002e1066" fo:background-color="transparent" loext:char-shading-value="0" style:font-size-asian="8pt" style:font-weight-asian="bold" style:font-size-complex="8pt" style:font-weight-complex="bold"/>
    </style:style>
    <style:style style:name="T31" style:family="text">
      <style:text-properties fo:font-size="8pt" officeooo:rsid="002e1066" style:font-size-asian="8pt" style:font-weight-asian="normal" style:font-size-complex="8pt" style:font-weight-complex="normal"/>
    </style:style>
    <style:style style:name="T32" style:family="text">
      <style:text-properties fo:font-size="8pt" officeooo:rsid="002ebd95" style:font-size-asian="8pt" style:font-weight-asian="normal" style:font-size-complex="8pt" style:font-weight-complex="normal"/>
    </style:style>
    <style:style style:name="T33" style:family="text">
      <style:text-properties officeooo:rsid="00308dbb"/>
    </style:style>
    <style:style style:name="T34" style:family="text">
      <style:text-properties officeooo:rsid="00328bcc"/>
    </style:style>
    <style:style style:name="T35" style:family="text">
      <style:text-properties officeooo:rsid="0033591b"/>
    </style:style>
    <style:style style:name="T36" style:family="text">
      <style:text-properties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 only accepted in <text:span text:style-name="T6">declarationList()</text:span> everywhere <text:span text:style-name="T17">else</text:span> <text:span text:style-name="T17">return</text:span>s <text:span text:style-name="T17">(</text:span>$ is in follow set)</text:p>
      <text:p text:style-name="P1"/>
      <text:p text:style-name="P1">Terminals:</text:p>
      <text:list xml:id="list138218254" text:style-name="L1">
        <text:list-item>
          <text:p text:style-name="P4">Keywords</text:p>
          <text:list>
            <text:list-item>
              <text:p text:style-name="P8">else | if | int | void | while | return</text:p>
            </text:list-item>
          </text:list>
        </text:list-item>
        <text:list-item>
          <text:p text:style-name="P5">Operators</text:p>
          <text:list>
            <text:list-item>
              <text:p text:style-name="P5">+ | - | * | /</text:p>
            </text:list-item>
          </text:list>
        </text:list-item>
        <text:list-item>
          <text:p text:style-name="P5">Relationals</text:p>
          <text:list>
            <text:list-item>
              <text:p text:style-name="P5">&lt; | &gt; | = | &lt;= | &gt;= | == | !=</text:p>
            </text:list-item>
          </text:list>
        </text:list-item>
        <text:list-item>
          <text:p text:style-name="P5">Special</text:p>
          <text:list>
            <text:list-item>
              <text:p text:style-name="P7"><text:span text:style-name="T24">; </text:span><text:span text:style-name="T23">| </text:span><text:span text:style-name="T24">, </text:span><text:span text:style-name="T23">|</text:span><text:span text:style-name="T24"> ( </text:span><text:span text:style-name="T23">|</text:span><text:span text:style-name="T24"> ) </text:span><text:span text:style-name="T23">|</text:span><text:span text:style-name="T24"> [ </text:span><text:span text:style-name="T23">|</text:span><text:span text:style-name="T24"> ] </text:span><text:span text:style-name="T23">|</text:span><text:span text:style-name="T24"> { </text:span><text:span text:style-name="T23">|</text:span><text:span text:style-name="T24"> } </text:span><text:span text:style-name="T23">|</text:span><text:span text:style-name="T24"> /* </text:span><text:span text:style-name="T23">|</text:span><text:span text:style-name="T24"> */ </text:span><text:span text:style-name="T23">|</text:span><text:span text:style-name="T24"> // </text:span></text:p>
            </text:list-item>
          </text:list>
        </text:list-item>
        <text:list-item>
          <text:p text:style-name="P5">ID</text:p>
          <text:list>
            <text:list-item>
              <text:p text:style-name="P6">[0-9]+</text:p>
            </text:list-item>
          </text:list>
        </text:list-item>
        <text:list-item>
          <text:p text:style-name="P5">NUM</text:p>
          <text:list>
            <text:list-item>
              <text:p text:style-name="P6">[a-zA-Z]+</text:p>
            </text:list-item>
          </text:list>
        </text:list-item>
      </text:list>
      <text:p text:style-name="P2">Non-terminals</text:p>
      <text:list xml:id="list4250013768" text:style-name="L2">
        <text:list-item>
          <text:p text:style-name="P38"><text:span text:style-name="T5">program()</text:span> → <text:span text:style-name="T5">declaration()</text:span> <text:span text:style-name="T5">declarationList()</text:span></text:p>
          <text:list>
            <text:list-item>
              <text:p text:style-name="P34">First → <text:span text:style-name="T33">int void</text:span></text:p>
            </text:list-item>
            <text:list-item>
              <text:p text:style-name="P34">Follow →<text:span text:style-name="T33"> $</text:span> </text:p>
            </text:list-item>
          </text:list>
        </text:list-item>
        <text:list-item>
          <text:p text:style-name="P38"><text:span text:style-name="T5">declaration()</text:span> → <text:span text:style-name="T17">int</text:span> <text:span text:style-name="T19">ID</text:span> <text:span text:style-name="T5">declarationPrime()</text:span> | void <text:span text:style-name="T19">ID</text:span> <text:span text:style-name="T5">declarationPrime()</text:span></text:p>
          <text:list>
            <text:list-item>
              <text:p text:style-name="P35">First →<text:span text:style-name="T33"> int void</text:span></text:p>
            </text:list-item>
            <text:list-item>
              <text:p text:style-name="P35">Follow<text:span text:style-name="T6"> →</text:span><text:span text:style-name="T8"> </text:span><text:span text:style-name="T34">int void $</text:span></text:p>
            </text:list-item>
          </text:list>
        </text:list-item>
        <text:list-item>
          <text:p text:style-name="P39"><text:span text:style-name="T5">declarationPrime()</text:span> → <text:span text:style-name="T5">funDeclaration()</text:span> | <text:span text:style-name="T5">varDeclaration()</text:span></text:p>
          <text:list>
            <text:list-item>
              <text:p text:style-name="P35">First → <text:span text:style-name="T33">( ; [ <text:s/></text:span></text:p>
            </text:list-item>
            <text:list-item>
              <text:p text:style-name="P9"><text:span text:style-name="T11">Follow</text:span><text:span text:style-name="T9"> →</text:span><text:span text:style-name="T10"> </text:span><text:span text:style-name="T15">int void $</text:span><text:span text:style-name="T8"> </text:span><text:span text:style-name="T9"><text:s/></text:span><text:s/></text:p>
            </text:list-item>
          </text:list>
        </text:list-item>
        <text:list-item>
          <text:p text:style-name="P39"><text:span text:style-name="T5">declarationList()</text:span> → <text:span text:style-name="T5">declaration()</text:span> <text:span text:style-name="T5">declarationList()</text:span> | <text:span text:style-name="T19">EPSILON</text:span></text:p>
          <text:list>
            <text:list-item>
              <text:p text:style-name="P35">First →<text:span text:style-name="T33"> EPSILON int void</text:span></text:p>
            </text:list-item>
            <text:list-item>
              <text:p text:style-name="P35">Follow<text:span text:style-name="T6"> →</text:span><text:span text:style-name="T10"> </text:span><text:span text:style-name="T34">$</text:span><text:span text:style-name="T8"> </text:span><text:span text:style-name="T6"><text:s/></text:span></text:p>
            </text:list-item>
          </text:list>
        </text:list-item>
        <text:list-item>
          <text:p text:style-name="P39"><text:span text:style-name="T5">funDeclaration()</text:span> → <text:span text:style-name="T17">(</text:span> <text:span text:style-name="T5">params()</text:span> <text:span text:style-name="T17">)</text:span> <text:span text:style-name="T5">compoundStmt()</text:span></text:p>
          <text:list>
            <text:list-item>
              <text:p text:style-name="P35">First →<text:span text:style-name="T33"> (</text:span></text:p>
            </text:list-item>
            <text:list-item>
              <text:p text:style-name="P9"><text:span text:style-name="T11">Follow</text:span><text:span text:style-name="T9"> </text:span><text:span text:style-name="T8">→</text:span> <text:span text:style-name="T34">int void $</text:span></text:p>
            </text:list-item>
          </text:list>
        </text:list-item>
        <text:list-item>
          <text:p text:style-name="P39"><text:span text:style-name="T5">varDeclaration()</text:span> → <text:span text:style-name="T17">;</text:span> | <text:span text:style-name="T17">[</text:span> <text:span text:style-name="T19">NUM</text:span> <text:span text:style-name="T17">]</text:span> <text:span text:style-name="T17">;</text:span></text:p>
          <text:list>
            <text:list-item>
              <text:p text:style-name="P35">First →<text:span text:style-name="T33"> ; [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5">int void ; ID ( NUM if return { while $</text:span> </text:p>
            </text:list-item>
          </text:list>
        </text:list-item>
        <text:list-item>
          <text:p text:style-name="P39"><text:span text:style-name="T5">params()</text:span> → <text:span text:style-name="T17">void</text:span> <text:span text:style-name="T5">paramsPrime()</text:span> | <text:span text:style-name="T17">int</text:span> <text:span text:style-name="T5">paramsPrime()</text:span></text:p>
          <text:list>
            <text:list-item>
              <text:p text:style-name="P35">First →<text:span text:style-name="T33"> void int</text:span></text:p>
            </text:list-item>
            <text:list-item>
              <text:p text:style-name="P37"><text:span text:style-name="T22">Follow</text:span><text:span text:style-name="T9"> </text:span><text:span text:style-name="T8">→ </text:span><text:span text:style-name="T34">)</text:span></text:p>
            </text:list-item>
          </text:list>
        </text:list-item>
        <text:list-item>
          <text:p text:style-name="P39"><text:span text:style-name="T5">paramsPrime()</text:span> → <text:span text:style-name="T19">ID</text:span> <text:span text:style-name="T5">param()</text:span> <text:span text:style-name="T5">paramList()</text:span> | <text:span text:style-name="T19">EPSILON</text:span></text:p>
          <text:list>
            <text:list-item>
              <text:p text:style-name="P9"><text:s/><text:span text:style-name="T11">First →</text:span><text:span text:style-name="T12"> </text:span><text:span text:style-name="T13">ID EPSILON</text:span></text:p>
            </text:list-item>
            <text:list-item>
              <text:p text:style-name="P9"><text:span text:style-name="T11">Follow</text:span><text:span text:style-name="T9"> →</text:span><text:span text:style-name="T8"> </text:span><text:span text:style-name="T15">)</text:span></text:p>
            </text:list-item>
          </text:list>
        </text:list-item>
        <text:list-item>
          <text:p text:style-name="P12"><text:soft-page-break/><text:span text:style-name="T6">paramList()</text:span> → <text:span text:style-name="T17">,</text:span> <text:span text:style-name="T6">paramListPrime()</text:span> | <text:span text:style-name="T19">EPSILON</text:span></text:p>
          <text:list>
            <text:list-item>
              <text:p text:style-name="P35">First →<text:span text:style-name="T33"> , EPSILON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5">)</text:span></text:p>
            </text:list-item>
          </text:list>
        </text:list-item>
        <text:list-item>
          <text:p text:style-name="P13"><text:span text:style-name="T6">paramListPrime()</text:span> → <text:span text:style-name="T17">int</text:span> <text:span text:style-name="T19">ID</text:span> <text:span text:style-name="T6">param()</text:span> <text:span text:style-name="T6">paramList()</text:span> | <text:span text:style-name="T17">void</text:span> <text:span text:style-name="T19">ID</text:span> <text:span text:style-name="T6">param()</text:span> <text:span text:style-name="T6">paramList()</text:span></text:p>
          <text:list>
            <text:list-item>
              <text:p text:style-name="P35">First →<text:span text:style-name="T33"> int void</text:span></text:p>
            </text:list-item>
            <text:list-item>
              <text:p text:style-name="P9"><text:span text:style-name="T11">Follow</text:span><text:span text:style-name="T9"> </text:span><text:span text:style-name="T8">→</text:span><text:span text:style-name="T12"> </text:span><text:span text:style-name="T15">)</text:span></text:p>
            </text:list-item>
          </text:list>
        </text:list-item>
        <text:list-item>
          <text:p text:style-name="P14"><text:span text:style-name="T6">param()</text:span> → <text:span text:style-name="T17">[</text:span> <text:span text:style-name="T17">]</text:span> | <text:span text:style-name="T19">EPSILON</text:span></text:p>
          <text:list>
            <text:list-item>
              <text:p text:style-name="P35">First →<text:span text:style-name="T33"> [ EPSILON</text:span></text:p>
            </text:list-item>
            <text:list-item>
              <text:p text:style-name="P37"><text:span text:style-name="T22">Follow</text:span><text:span text:style-name="T9"> </text:span><text:span text:style-name="T8">→</text:span><text:span text:style-name="T25"> , )</text:span></text:p>
            </text:list-item>
          </text:list>
        </text:list-item>
        <text:list-item>
          <text:p text:style-name="P14"><text:span text:style-name="T6">compoundStmt()</text:span><text:span text:style-name="T36"> → </text:span><text:span text:style-name="T18">{</text:span><text:span text:style-name="T36"> </text:span><text:span text:style-name="T6">localDeclarations()</text:span><text:span text:style-name="T36"> </text:span><text:span text:style-name="T6">statementList()</text:span><text:span text:style-name="T36"> </text:span><text:span text:style-name="T18">}</text:span> </text:p>
          <text:list>
            <text:list-item>
              <text:p text:style-name="P35">First →<text:span text:style-name="T33"> {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5">else ; ID ( NUM if return { while int void $ }</text:span></text:p>
            </text:list-item>
          </text:list>
        </text:list-item>
        <text:list-item>
          <text:p text:style-name="P40"><text:span text:style-name="T5">localDeclarations()</text:span> → <text:span text:style-name="T17">int</text:span> <text:span text:style-name="T19">ID</text:span> <text:span text:style-name="T5">varDeclaration()</text:span> <text:span text:style-name="T5">localDeclarations()</text:span> | void <text:span text:style-name="T19">ID</text:span> <text:span text:style-name="T5">varDeclaration()</text:span> <text:span text:style-name="T5">localDeclarations()</text:span> | <text:span text:style-name="T19">EPSILON</text:span></text:p>
          <text:list>
            <text:list-item>
              <text:p text:style-name="P9"><text:s/><text:span text:style-name="T11">First →</text:span><text:span text:style-name="T12"> </text:span><text:span text:style-name="T13">int void EPSILON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2">; </text:span><text:span text:style-name="T15">ID ( NUM if return { while</text:span></text:p>
            </text:list-item>
          </text:list>
        </text:list-item>
        <text:list-item>
          <text:p text:style-name="P15"><text:span text:style-name="T6">statementList()</text:span> → <text:span text:style-name="T6">statement()</text:span> <text:span text:style-name="T6">statementList()</text:span> | <text:span text:style-name="T19">EPSILON</text:span></text:p>
          <text:list>
            <text:list-item>
              <text:p text:style-name="P35">First →<text:span text:style-name="T33"> EPSILON ; ID ( NUM if return { while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5">}</text:span></text:p>
            </text:list-item>
          </text:list>
        </text:list-item>
        <text:list-item>
          <text:p text:style-name="P16"><text:span text:style-name="T6">statement()</text:span> → <text:span text:style-name="T6">expressionStmt()</text:span> | <text:span text:style-name="T6">compoundStmt()</text:span> | <text:span text:style-name="T6">selectionStmt()</text:span> | <text:span text:style-name="T6">iterationStmt()</text:span> | <text:span text:style-name="T6">returnStmt()</text:span></text:p>
          <text:list>
            <text:list-item>
              <text:p text:style-name="P35">First →<text:span text:style-name="T33"> ; ID ( NUM if return { while</text:span></text:p>
            </text:list-item>
            <text:list-item>
              <text:p text:style-name="P9"><text:span text:style-name="T11">Follow</text:span><text:span text:style-name="T9"> </text:span><text:span text:style-name="T8">→ </text:span><text:span text:style-name="T15">else ; ID <text:s/>( <text:s/>NUM <text:s/>if return { while }</text:span></text:p>
            </text:list-item>
          </text:list>
        </text:list-item>
        <text:list-item>
          <text:p text:style-name="P16"><text:span text:style-name="T6">expressionStmt()</text:span> → <text:span text:style-name="T6">expression()</text:span> <text:span text:style-name="T17">;</text:span> | <text:span text:style-name="T17">;</text:span></text:p>
          <text:list>
            <text:list-item>
              <text:p text:style-name="P35">First →<text:span text:style-name="T33"> ; ID ( NUM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</text:span><text:span text:style-name="T15">else ; ID <text:s/>( <text:s/>NUM <text:s/>if return { while }</text:span></text:p>
            </text:list-item>
          </text:list>
        </text:list-item>
        <text:list-item>
          <text:p text:style-name="P17"><text:span text:style-name="T6">selectionStmt()</text:span> → <text:span text:style-name="T17">if</text:span> <text:span text:style-name="T17">(</text:span> <text:span text:style-name="T6">expression()</text:span> <text:span text:style-name="T17">)</text:span> <text:span text:style-name="T6">statement()</text:span> <text:span text:style-name="T6">selectionStmtPrime()</text:span></text:p>
          <text:list>
            <text:list-item>
              <text:p text:style-name="P35">First →<text:span text:style-name="T33"> if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</text:span><text:span text:style-name="T15">else ; ID <text:s/>( <text:s/>NUM <text:s/>if return { while }</text:span></text:p>
            </text:list-item>
          </text:list>
        </text:list-item>
        <text:list-item>
          <text:p text:style-name="P41"><text:span text:style-name="T5">selectionStmtPrime()</text:span> → <text:span text:style-name="T17">else</text:span> <text:span text:style-name="T5">statement()</text:span> | <text:span text:style-name="T19">EPSILON</text:span></text:p>
          <text:list>
            <text:list-item>
              <text:p text:style-name="P9"><text:s/><text:span text:style-name="T11">First →</text:span><text:span text:style-name="T12"> </text:span><text:span text:style-name="T13">else EPSILON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</text:span><text:span text:style-name="T15">else ; ID <text:s/>( <text:s/>NUM <text:s/>if return { while }</text:span></text:p>
            </text:list-item>
          </text:list>
        </text:list-item>
        <text:list-item>
          <text:p text:style-name="P18"><text:span text:style-name="T6">iterationStmt()</text:span> → <text:span text:style-name="T17">while</text:span> <text:span text:style-name="T17">(</text:span> <text:span text:style-name="T6">expression()</text:span> <text:span text:style-name="T17">)</text:span> <text:span text:style-name="T6">statement()</text:span></text:p>
          <text:list>
            <text:list-item>
              <text:p text:style-name="P35">First →<text:span text:style-name="T33"> while</text:span></text:p>
            </text:list-item>
            <text:list-item>
              <text:p text:style-name="P10"><text:span text:style-name="T11">Follow</text:span><text:span text:style-name="T9"> </text:span><text:span text:style-name="T8">→ </text:span><text:span text:style-name="T15">else ; ID <text:s/>( <text:s/>NUM <text:s/>if return { while }</text:span></text:p>
            </text:list-item>
          </text:list>
        </text:list-item>
        <text:list-item>
          <text:p text:style-name="P18"><text:span text:style-name="T6">returnStmt()</text:span> → <text:span text:style-name="T17">return</text:span> <text:span text:style-name="T6">returnStmtPrime()</text:span></text:p>
          <text:list>
            <text:list-item>
              <text:p text:style-name="P35">First →<text:span text:style-name="T33"> return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</text:span><text:span text:style-name="T15">else ; ID <text:s/>( <text:s/>NUM <text:s/>if return { while }</text:span></text:p>
            </text:list-item>
          </text:list>
        </text:list-item>
        <text:list-item>
          <text:p text:style-name="P19"><text:span text:style-name="T6">returnStmtPrime()</text:span> → <text:span text:style-name="T17">;</text:span> | <text:span text:style-name="T6">expression()</text:span> <text:span text:style-name="T17">;</text:span></text:p>
          <text:list>
            <text:list-item>
              <text:p text:style-name="P35">First →<text:span text:style-name="T33"> ; ID ( NUM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</text:span><text:span text:style-name="T15">else ; ID <text:s/>( <text:s/>NUM <text:s/>if return { while }</text:span></text:p>
            </text:list-item>
          </text:list>
        </text:list-item>
        <text:list-item>
          <text:p text:style-name="P45"><text:span text:style-name="T6">expression()</text:span><text:span text:style-name="T1"> → </text:span><text:span text:style-name="T20">ID</text:span><text:span text:style-name="T1"> </text:span><text:span text:style-name="T6">expressionPrime()</text:span><text:span text:style-name="T1"> | </text:span><text:span text:style-name="T6">simpleExpression()</text:span></text:p>
          <text:list>
            <text:list-item>
              <text:p text:style-name="P35">First →<text:span text:style-name="T33"> ID ( NUM</text:span></text:p>
            </text:list-item>
            <text:list-item>
              <text:p text:style-name="P9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20"><text:span text:style-name="T6">expressionPrime()</text:span> → <text:span text:style-name="T6">var()</text:span> <text:span text:style-name="T6">expressionPrimePrime()</text:span> | <text:span text:style-name="T6">factorPrime()</text:span> <text:span text:style-name="T6">term()</text:span> <text:span text:style-name="T6">additiveExpressionPrime()</text:span> <text:span text:style-name="T6">simpleExpressionPrime()</text:span></text:p>
          <text:list>
            <text:list-item>
              <text:p text:style-name="P35">First →<text:span text:style-name="T33"> [ EPSILON ( = * / &lt;= &lt; &gt; &gt;= == != + -</text:span></text:p>
            </text:list-item>
            <text:list-item>
              <text:p text:style-name="P10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42"><text:span text:style-name="T5">expressionPrimePrime()</text:span> → <text:span text:style-name="T17">=</text:span> <text:span text:style-name="T5">expression()</text:span> | <text:span text:style-name="T5">term()</text:span> <text:span text:style-name="T5">additiveExpressionPrime()</text:span> <text:span text:style-name="T5">simpleExpressionPrime()</text:span></text:p>
          <text:list>
            <text:list-item>
              <text:p text:style-name="P47"><text:span text:style-name="T26"><text:s/></text:span><text:span text:style-name="T27">First </text:span><text:span text:style-name="T28">→</text:span><text:span text:style-name="T31"> </text:span><text:span text:style-name="T32">EPSILON</text:span><text:span text:style-name="T31"> </text:span><text:span text:style-name="T32">= </text:span><text:span text:style-name="T31">* / &lt;= &lt; &gt; &gt;= == != + -</text:span></text:p>
            </text:list-item>
            <text:list-item>
              <text:p text:style-name="P10"><text:soft-page-break/><text:span text:style-name="T11">Follow</text:span><text:span text:style-name="T9"> </text:span><text:span text:style-name="T8">→ </text:span><text:span text:style-name="T12">, </text:span><text:span text:style-name="T15">) ] ;</text:span></text:p>
            </text:list-item>
          </text:list>
        </text:list-item>
        <text:list-item>
          <text:p text:style-name="P21"><text:span text:style-name="T6">var()</text:span> → <text:span text:style-name="T17">[</text:span> <text:span text:style-name="T6">expression()</text:span> <text:span text:style-name="T17">]</text:span> | <text:span text:style-name="T19">EPSILON</text:span></text:p>
          <text:list>
            <text:list-item>
              <text:p text:style-name="P35">First →<text:span text:style-name="T33"> [ EPSILON</text:span></text:p>
            </text:list-item>
            <text:list-item>
              <text:p text:style-name="P47"><text:span text:style-name="T27">Follow</text:span><text:span text:style-name="T29"> </text:span><text:span text:style-name="T30">→</text:span><text:span text:style-name="T28"> </text:span><text:span text:style-name="T31">* / + - = &lt;= &lt; &gt; &gt;= == != , ) ] ;</text:span></text:p>
            </text:list-item>
          </text:list>
        </text:list-item>
        <text:list-item>
          <text:p text:style-name="P22"><text:span text:style-name="T6">simpleExpression()</text:span> → <text:span text:style-name="T6">additiveExpression()</text:span> <text:span text:style-name="T6">simpleExpressionPrime()</text:span></text:p>
          <text:list>
            <text:list-item>
              <text:p text:style-name="P35">First →<text:span text:style-name="T33"> ( NUM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43"><text:span text:style-name="T5">simpleExpressionPrime()</text:span> → <text:span text:style-name="T5">relop()</text:span> <text:span text:style-name="T5">simpleExpressionPrimePrime()</text:span> | <text:span text:style-name="T19">EPSILON</text:span></text:p>
          <text:list>
            <text:list-item>
              <text:p text:style-name="P9"><text:s/><text:span text:style-name="T11">First →</text:span><text:span text:style-name="T12"> </text:span><text:span text:style-name="T13">EPSILON &lt;= &lt; &gt; &gt;= == !=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44"><text:span text:style-name="T5">simpleExpressionPrimePrime()</text:span> → <text:span text:style-name="T5">additiveExpression()</text:span> | <text:span text:style-name="T19">ID</text:span> <text:span text:style-name="T5">simpleExpressionPrimePrimePrime()</text:span></text:p>
          <text:list>
            <text:list-item>
              <text:p text:style-name="P9"><text:s/><text:span text:style-name="T11">First →</text:span><text:span text:style-name="T12"> </text:span><text:span text:style-name="T13">ID ( NUM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23"><text:span text:style-name="T6">simpleExpressionPrimePrimePrime()</text:span> → <text:span text:style-name="T6">factorPrime()</text:span> <text:span text:style-name="T6">term()</text:span> <text:span text:style-name="T6">additiveExpressionPrime()</text:span> | <text:span text:style-name="T6">var()</text:span> <text:span text:style-name="T6">term()</text:span> <text:span text:style-name="T6">additiveExpressionPrime()</text:span></text:p>
          <text:list>
            <text:list-item>
              <text:p text:style-name="P35">First →<text:span text:style-name="T33"> ( [ EPSILON + - * /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, </text:span><text:span text:style-name="T15">) ] ;</text:span></text:p>
            </text:list-item>
          </text:list>
        </text:list-item>
        <text:list-item>
          <text:p text:style-name="P24"><text:span text:style-name="T6">relop()</text:span> → <text:span text:style-name="T17">&lt;=</text:span> | <text:span text:style-name="T17">&lt;</text:span> | <text:span text:style-name="T17">&gt;</text:span> | <text:span text:style-name="T17">&gt;=</text:span> | <text:span text:style-name="T17">==</text:span> | <text:span text:style-name="T17">!=</text:span></text:p>
          <text:list>
            <text:list-item>
              <text:p text:style-name="P35">First →<text:span text:style-name="T33"> &lt;= &lt; &gt; &gt;= == !=</text:span></text:p>
            </text:list-item>
            <text:list-item>
              <text:p text:style-name="P9"><text:span text:style-name="T11">Follow</text:span><text:span text:style-name="T9"> </text:span><text:span text:style-name="T8">→</text:span><text:span text:style-name="T12"> </text:span><text:span text:style-name="T16">ID ( NUM</text:span></text:p>
            </text:list-item>
          </text:list>
        </text:list-item>
        <text:list-item>
          <text:p text:style-name="P25"><text:span text:style-name="T6">additiveExpression()</text:span> → <text:span text:style-name="T6">factor()</text:span> <text:span text:style-name="T6">term()</text:span> <text:span text:style-name="T6">additiveExpressionPrime()</text:span></text:p>
          <text:list>
            <text:list-item>
              <text:p text:style-name="P35">First →<text:span text:style-name="T33"> ( NUM</text:span></text:p>
            </text:list-item>
            <text:list-item>
              <text:p text:style-name="P9"><text:span text:style-name="T11">Follow</text:span><text:span text:style-name="T9"> </text:span><text:span text:style-name="T8">→</text:span><text:span text:style-name="T12"> </text:span><text:span text:style-name="T16">&lt;= &lt; &gt; &gt;= <text:s/>== != , ) ] ;</text:span></text:p>
            </text:list-item>
          </text:list>
        </text:list-item>
        <text:list-item>
          <text:p text:style-name="P26"><text:span text:style-name="T6">additiveExpressionPrime()</text:span> → <text:span text:style-name="T6">addop()</text:span> <text:span text:style-name="T6">additiveExpressionPrimePrime()</text:span> | <text:span text:style-name="T19">EPSILON</text:span></text:p>
          <text:list>
            <text:list-item>
              <text:p text:style-name="P35">First →<text:span text:style-name="T33"> EPSILON + -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</text:span><text:span text:style-name="T16">&lt;= &lt; &gt; &gt;= <text:s/>== != , ) ] ;</text:span></text:p>
            </text:list-item>
          </text:list>
        </text:list-item>
        <text:list-item>
          <text:p text:style-name="P26"><text:span text:style-name="T6">additiveExpressionPrimePrime()</text:span><text:span text:style-name="T36"> → </text:span><text:span text:style-name="T6">factor()</text:span><text:span text:style-name="T36"> </text:span><text:span text:style-name="T6">term()</text:span><text:span text:style-name="T36"> </text:span><text:span text:style-name="T6">additiveExpressionPrime()</text:span><text:span text:style-name="T36"> | </text:span><text:span text:style-name="T21">ID</text:span><text:span text:style-name="T36"> </text:span><text:span text:style-name="T6">additiveExpressionPrimePrimePrime()</text:span> </text:p>
          <text:list>
            <text:list-item>
              <text:p text:style-name="P35">First →<text:span text:style-name="T33"> ID ( NUM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4"> </text:span><text:span text:style-name="T16">&lt;= &lt; &gt; &gt;= <text:s/>== != , ) ] ;</text:span></text:p>
            </text:list-item>
          </text:list>
        </text:list-item>
        <text:list-item>
          <text:p text:style-name="P26"><text:span text:style-name="T6">additiveExpressionPrimePrimePrime()</text:span> → <text:span text:style-name="T6">factorPrime()</text:span> <text:span text:style-name="T6">term()</text:span> <text:span text:style-name="T6">additiveExpressionPrime()</text:span> | <text:span text:style-name="T6">var()</text:span> <text:span text:style-name="T6">term()</text:span> <text:span text:style-name="T6">additiveExpressionPrime()</text:span></text:p>
          <text:list>
            <text:list-item>
              <text:p text:style-name="P35">First →<text:span text:style-name="T33"> ( [ EPSILON + - * /</text:span></text:p>
            </text:list-item>
            <text:list-item>
              <text:p text:style-name="P11"><text:span text:style-name="T11">Follow</text:span><text:span text:style-name="T9"> </text:span><text:span text:style-name="T8">→</text:span><text:span text:style-name="T12"> </text:span><text:span text:style-name="T16">&lt;= &lt; &gt; &gt;= <text:s/>== != , ) ] ;</text:span></text:p>
            </text:list-item>
          </text:list>
        </text:list-item>
        <text:list-item>
          <text:p text:style-name="P27"><text:span text:style-name="T6">addop()</text:span> → <text:span text:style-name="T17">+</text:span> | <text:span text:style-name="T17">-</text:span></text:p>
          <text:list>
            <text:list-item>
              <text:p text:style-name="P35">First →<text:span text:style-name="T33"> + -</text:span></text:p>
            </text:list-item>
            <text:list-item>
              <text:p text:style-name="P9"><text:span text:style-name="T11">Follow</text:span><text:span text:style-name="T9"> </text:span><text:span text:style-name="T8">→</text:span><text:span text:style-name="T12"> </text:span><text:span text:style-name="T16">ID ( NUM</text:span></text:p>
            </text:list-item>
          </text:list>
        </text:list-item>
        <text:list-item>
          <text:p text:style-name="P28"><text:span text:style-name="T6">term()</text:span> → <text:span text:style-name="T6">mulop()</text:span> <text:span text:style-name="T6">termPrime()</text:span> | <text:span text:style-name="T19">EPSILON</text:span></text:p>
          <text:list>
            <text:list-item>
              <text:p text:style-name="P35">First →<text:span text:style-name="T33"> EPSILON * /</text:span></text:p>
            </text:list-item>
            <text:list-item>
              <text:p text:style-name="P35">Follow<text:span text:style-name="T6"> </text:span><text:span text:style-name="T8">→ </text:span><text:span text:style-name="T35">+ - &lt;= &lt; &gt; &gt;= == != , <text:s/>) ] ; </text:span><text:span text:style-name="T8"><text:s/></text:span><text:span text:style-name="T6"><text:s/></text:span></text:p>
            </text:list-item>
          </text:list>
        </text:list-item>
        <text:list-item>
          <text:p text:style-name="P29"><text:span text:style-name="T6">termPrime()</text:span> → <text:span text:style-name="T6">factor()</text:span> <text:span text:style-name="T6">term()</text:span> | <text:span text:style-name="T19">ID</text:span> <text:span text:style-name="T6">termPrimePrime()</text:span></text:p>
          <text:list>
            <text:list-item>
              <text:p text:style-name="P35">First →<text:span text:style-name="T33"> ID ( NUM</text:span></text:p>
            </text:list-item>
            <text:list-item>
              <text:p text:style-name="P36">Follow<text:span text:style-name="T6"> →</text:span><text:span text:style-name="T25"> + - &lt;= &lt; &gt; &gt;= == != , <text:s/>) ] ;</text:span></text:p>
            </text:list-item>
          </text:list>
        </text:list-item>
        <text:list-item>
          <text:p text:style-name="P30"><text:span text:style-name="T7">termPrimePrime() → factorPrime() term() | var() term()</text:span></text:p>
          <text:list>
            <text:list-item>
              <text:p text:style-name="P35">First →<text:span text:style-name="T33"> ( [ EPSILON * /</text:span></text:p>
            </text:list-item>
            <text:list-item>
              <text:p text:style-name="P36">Follow<text:span text:style-name="T6"> →</text:span><text:span text:style-name="T25"> + - &lt;= &lt; &gt; &gt;= == != , <text:s/>) ] ;</text:span></text:p>
            </text:list-item>
          </text:list>
        </text:list-item>
        <text:list-item>
          <text:p text:style-name="P30"><text:span text:style-name="T6">mulop()</text:span> → <text:span text:style-name="T17">*</text:span> | <text:span text:style-name="T17">/</text:span></text:p>
          <text:list>
            <text:list-item>
              <text:p text:style-name="P35">First →<text:span text:style-name="T33"> * /</text:span></text:p>
            </text:list-item>
            <text:list-item>
              <text:p text:style-name="P35">Follow<text:span text:style-name="T6"> →</text:span><text:span text:style-name="T33"> ID ( NUM</text:span></text:p>
            </text:list-item>
          </text:list>
        </text:list-item>
        <text:list-item>
          <text:p text:style-name="P30"><text:span text:style-name="T6">factor()</text:span> → <text:span text:style-name="T17">(</text:span> <text:span text:style-name="T6">expression()</text:span> <text:span text:style-name="T17">)</text:span> | <text:span text:style-name="T19">NUM</text:span></text:p>
          <text:list>
            <text:list-item>
              <text:p text:style-name="P35"><text:soft-page-break/>First →<text:span text:style-name="T33"> ( NUM </text:span></text:p>
            </text:list-item>
            <text:list-item>
              <text:p text:style-name="P36">Follow<text:span text:style-name="T6"> →</text:span><text:span text:style-name="T33"> * / + - &lt;= &lt; &gt; &gt;= == != , <text:s/>) ] ;</text:span></text:p>
            </text:list-item>
          </text:list>
        </text:list-item>
        <text:list-item>
          <text:p text:style-name="P31"><text:span text:style-name="T6">factorPrime()</text:span> → <text:span text:style-name="T17">(</text:span> <text:span text:style-name="T6">args()</text:span> <text:span text:style-name="T17">)</text:span></text:p>
          <text:list>
            <text:list-item>
              <text:p text:style-name="P35">First → <text:span text:style-name="T34">( <text:s/></text:span></text:p>
            </text:list-item>
            <text:list-item>
              <text:p text:style-name="P36">Follow<text:span text:style-name="T6"> </text:span><text:span text:style-name="T10">→</text:span><text:span text:style-name="T33"> * / + - &lt;= &lt; &gt; &gt;= == != , <text:s/>) ] ;</text:span><text:span text:style-name="T6"> </text:span></text:p>
            </text:list-item>
          </text:list>
        </text:list-item>
        <text:list-item>
          <text:p text:style-name="P32"><text:span text:style-name="T6">args()</text:span> → <text:span text:style-name="T6">expression()</text:span> <text:span text:style-name="T6">argList()</text:span> | <text:span text:style-name="T19">EPSILON</text:span></text:p>
          <text:list>
            <text:list-item>
              <text:p text:style-name="P35">First →<text:span text:style-name="T33"> EPSILON ID ( NUM</text:span></text:p>
            </text:list-item>
            <text:list-item>
              <text:p text:style-name="P35">Follow<text:span text:style-name="T6"> →</text:span><text:span text:style-name="T33"> )</text:span></text:p>
            </text:list-item>
          </text:list>
        </text:list-item>
        <text:list-item>
          <text:p text:style-name="P33"><text:span text:style-name="T6">argList()</text:span> → , <text:span text:style-name="T6">expression()</text:span> <text:span text:style-name="T6">argList()</text:span> | <text:span text:style-name="T19">EPSILON</text:span></text:p>
          <text:list>
            <text:list-item>
              <text:p text:style-name="P35">First →<text:span text:style-name="T33"> , EPSILON</text:span></text:p>
            </text:list-item>
            <text:list-item>
              <text:p text:style-name="P46"><text:span text:style-name="T2">Follow</text:span><text:span text:style-name="T9"> →</text:span><text:span text:style-name="T2"> </text:span><text:span text:style-name="T3">)</text:span><text:span text:style-name="T10"> </text:span><text:span text:style-name="T8"><text:s/></text:span><text:span text:style-name="T9"><text:s/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00:54.707426198</meta:creation-date>
    <dc:date>2020-03-06T19:06:24.995593183</dc:date>
    <meta:editing-duration>PT1H19M17S</meta:editing-duration>
    <meta:editing-cycles>35</meta:editing-cycles>
    <meta:generator>LibreOffice/6.0.7.3$Linux_X86_64 LibreOffice_project/00m0$Build-3</meta:generator>
    <meta:document-statistic meta:table-count="0" meta:image-count="0" meta:object-count="0" meta:page-count="4" meta:paragraph-count="144" meta:word-count="1117" meta:character-count="4997" meta:non-whitespace-character-count="4107"/>
  </office:meta>
</office:document-meta>
</file>